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779cm" svg:height="8.313cm" svg:x="0.121cm" svg:y="1.0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4" draw:text-style-name="P3" draw:layer="layout" svg:x1="3.681cm" svg:y1="1.4cm" svg:x2="3.681cm" svg:y2="9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31:05.726560977</dc:date>
    <meta:editing-duration>PT4M46S</meta:editing-duration>
    <meta:editing-cycles>22</meta:editing-cycles>
    <meta:generator>LibreOffice/6.4.7.2$Linux_X86_64 LibreOffice_project/40$Build-2</meta:generator>
    <meta:document-statistic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cm" svg:height="8.314cm" xlink:href="." xlink:type="simple" chart:class="chart:scatter" chart:style-name="ch1">
        <chart:plot-area chart:style-name="ch2" chart:data-source-has-labels="both" svg:x="0.295cm" svg:y="0.166cm" svg:width="14.19cm" svg:height="7.982cm">
          <chartooo:coordinate-region svg:x="0.837cm" svg:y="0.365cm" svg:width="13.554cm" svg:height="7.58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